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 svg:font-family="Tahoma, sans-serif, Arial, Helvetica"/>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officeooo:rsid="000416cf" officeooo:paragraph-rsid="000416cf"/>
    </style:style>
    <style:style style:name="P2" style:family="paragraph" style:parent-style-name="Standard">
      <style:paragraph-properties fo:text-align="center" style:justify-single-word="false"/>
      <style:text-properties fo:font-size="24pt" officeooo:rsid="000416cf" officeooo:paragraph-rsid="000416cf" style:font-size-asian="21pt" style:font-size-complex="24pt"/>
    </style:style>
    <style:style style:name="P3" style:family="paragraph" style:parent-style-name="Standard">
      <style:paragraph-properties fo:text-align="justify" style:justify-single-word="false"/>
      <style:text-properties fo:font-size="13pt" officeooo:rsid="000416cf" officeooo:paragraph-rsid="000416cf" style:font-size-asian="11.3500003814697pt" style:font-size-complex="13pt"/>
    </style:style>
    <style:style style:name="P4" style:family="paragraph" style:parent-style-name="Standard">
      <style:paragraph-properties fo:text-align="justify" style:justify-single-word="false"/>
      <style:text-properties fo:font-size="13pt" officeooo:rsid="000559f7" officeooo:paragraph-rsid="000559f7" style:font-size-asian="11.3500003814697pt" style:font-size-complex="13pt"/>
    </style:style>
    <style:style style:name="P5" style:family="paragraph" style:parent-style-name="Standard">
      <style:paragraph-properties fo:text-align="justify" style:justify-single-word="false"/>
      <style:text-properties fo:font-size="13pt" officeooo:rsid="0006e8a4" officeooo:paragraph-rsid="0006e8a4" style:font-size-asian="11.3500003814697pt" style:font-size-complex="13pt"/>
    </style:style>
    <style:style style:name="P6" style:family="paragraph" style:parent-style-name="Standard">
      <style:paragraph-properties fo:text-align="justify" style:justify-single-word="false"/>
      <style:text-properties fo:font-size="13pt" officeooo:rsid="00089795" officeooo:paragraph-rsid="00089795" style:font-size-asian="11.3500003814697pt" style:font-size-complex="13pt"/>
    </style:style>
    <style:style style:name="P7" style:family="paragraph" style:parent-style-name="Standard">
      <style:paragraph-properties fo:text-align="justify" style:justify-single-word="false"/>
      <style:text-properties fo:font-size="13pt" officeooo:rsid="00089795" officeooo:paragraph-rsid="0009f178" style:font-size-asian="11.3500003814697pt" style:font-size-complex="13pt"/>
    </style:style>
    <style:style style:name="P8" style:family="paragraph" style:parent-style-name="Standard">
      <style:paragraph-properties fo:text-align="justify" style:justify-single-word="false"/>
      <style:text-properties fo:font-size="13pt" officeooo:rsid="0009f178" officeooo:paragraph-rsid="0009f178" style:font-size-asian="11.3500003814697pt" style:font-size-complex="13pt"/>
    </style:style>
    <style:style style:name="P9" style:family="paragraph" style:parent-style-name="Standard">
      <style:paragraph-properties fo:text-align="justify" style:justify-single-word="false"/>
      <style:text-properties fo:font-size="13pt" officeooo:rsid="000b5c83" officeooo:paragraph-rsid="000b5c83" style:font-size-asian="11.3500003814697pt" style:font-size-complex="13pt"/>
    </style:style>
    <style:style style:name="P10" style:family="paragraph" style:parent-style-name="Standard">
      <style:paragraph-properties fo:text-align="justify" style:justify-single-word="false"/>
      <style:text-properties fo:font-size="13pt" officeooo:paragraph-rsid="000d177b" style:font-size-asian="11.3500003814697pt" style:font-size-complex="13pt"/>
    </style:style>
    <style:style style:name="P11" style:family="paragraph" style:parent-style-name="Standard">
      <style:paragraph-properties fo:text-align="justify" style:justify-single-word="false"/>
      <style:text-properties fo:font-size="13pt" fo:font-weight="bold" officeooo:rsid="0006e8a4" officeooo:paragraph-rsid="0006e8a4" style:font-size-asian="11.3500003814697pt" style:font-weight-asian="bold" style:font-size-complex="13pt" style:font-weight-complex="bold"/>
    </style:style>
    <style:style style:name="P12" style:family="paragraph" style:parent-style-name="Standard">
      <style:paragraph-properties fo:text-align="justify" style:justify-single-word="false"/>
      <style:text-properties fo:font-size="13pt" fo:font-weight="bold" officeooo:rsid="000b5c83" officeooo:paragraph-rsid="000b5c83" style:font-size-asian="11.3500003814697pt" style:font-weight-asian="bold" style:font-size-complex="13pt" style:font-weight-complex="bold"/>
    </style:style>
    <style:style style:name="P13" style:family="paragraph" style:parent-style-name="Standard">
      <style:paragraph-properties fo:text-align="justify" style:justify-single-word="false"/>
      <style:text-properties fo:font-size="13pt" fo:font-weight="normal" officeooo:rsid="000d177b" officeooo:paragraph-rsid="000d177b" style:font-size-asian="11.3500003814697pt" style:font-weight-asian="normal" style:font-size-complex="13pt" style:font-weight-complex="normal"/>
    </style:style>
    <style:style style:name="P14" style:family="paragraph" style:parent-style-name="Standard">
      <style:paragraph-properties fo:text-align="justify" style:justify-single-word="false"/>
      <style:text-properties fo:font-size="13pt" style:text-underline-style="none" officeooo:rsid="000b5c83" officeooo:paragraph-rsid="000b5c83" style:font-size-asian="11.3500003814697pt" style:font-size-complex="13pt"/>
    </style:style>
    <style:style style:name="T1" style:family="text">
      <style:text-properties officeooo:rsid="0006e8a4"/>
    </style:style>
    <style:style style:name="T2" style:family="text">
      <style:text-properties officeooo:rsid="0009f178"/>
    </style:style>
    <style:style style:name="T3" style:family="text">
      <style:text-properties officeooo:rsid="000b5c83"/>
    </style:style>
    <style:style style:name="T4" style:family="text">
      <style:text-properties style:font-size-asian="13pt"/>
    </style:style>
    <style:style style:name="T5" style:family="text">
      <style:text-properties fo:font-weight="normal" officeooo:rsid="000d177b"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Álvaro López Jiménez</text:p>
      <text:p text:style-name="P1"/>
      <text:p text:style-name="P2">IA – Práctica 2</text:p>
      <text:p text:style-name="P2"/>
      <text:p text:style-name="P11">Introducción</text:p>
      <text:p text:style-name="P3"/>
      <text:p text:style-name="P3">Esta práctica consistía en l<text:span text:style-name="T1">a</text:span> realización de un agente reactivo/deliberativo, dividida en 3 niveles:</text:p>
      <text:p text:style-name="P3"/>
      <text:p text:style-name="P3">En el primer nivel el agente debe ir desde una posición inicial a una posición final teniendo para ello a disposición un mapa. De esta forma el agente deberá trazar una ruta y llevarla a cabo para llegar al destino sin chocar con ningún obstáculo o morir.</text:p>
      <text:p text:style-name="P3"/>
      <text:p text:style-name="P3">En el segundo nivel tenemos el mismo objetivo que en el nivel anterior con la variante de que ahora hay aldeanos por el mapa que <text:s/>nos entorpecerán el paso. El agente debe de ser capaz de detectarlos.</text:p>
      <text:p text:style-name="P3"/>
      <text:p text:style-name="P3">Por último, en el tercer nivel tenemos que alcanzar el máximo número de objetivos que podamos pero para este nivel no tenemos el mapa a disposición. Debemos de encontrar un PK, una casilla que nos revela nuestra posición y a partir de ahí trazar planes hasta el objetivo u objetivos. Para ello debemos de ir construyendo el mapa conforme vamos avanzando a través de los sensores.</text:p>
      <text:p text:style-name="P3"/>
      <text:p text:style-name="P11">Desarrollo</text:p>
      <text:p text:style-name="P3"/>
      <text:p text:style-name="P4">Dicho esto, para solucionar el nivel 1 he decidido utilizar el algoritmo A* en la función ‘pathFinding’. En concreto, al llamar a la función lo primero que hago es limpiar la lista que contiene el plan por si se hubiera llamado a dicha función en más de 1 ocasión. A partir de ahí, he implementado el algoritmo A* considerando una lista de punteros a nodos a la que he llamado “abiertos”, una lista de nodos a la que he llamado “cerrados”, <text:span text:style-name="T1">una lista de punteros a nodos llamada “mejorCamino” que será el lugar donde guardemos el mejor camino desde el origen al nodo destino, y un puntero a un nodo llamado “actual” que será el que en cada iteración varíe.</text:span></text:p>
      <text:p text:style-name="P4"/>
      <text:p text:style-name="P5">Partiendo de eso, implemento el algoritmo: mientras la lista de abiertos no esté vacía, saco el nodo más prometedor, si dicho nodo es el destino recorro sus padres hasta llegar al nodo origen, los cuales los voy metiendo en la lista mejorCamino. Una vez tengo la lista de nodos que construyen el mejor camino hasta el destino llamo a la función ‘construyePlan’ que a partir de una lista de nodos crea una lista de acciones (definidas por el programa) que introduce en la lista “plan” las acciones que llevan a cabo la realización de la mejor ruta.</text:p>
      <text:p text:style-name="P5">En caso de que el nodo más prometedor no sea el destino, lo meto en cerrados para evitar ciclos, y creo sus nodos “hijos”. Para cada nodo hijo, compruebo si esta en cerrados o en abiertos. Si estaba en cerrados no lo considero, si estaba en abiertos depende de si su coste es menor que el que ya estaba en abiertos o no. Si es menor actualizo el nodo en abiertos, si el coste es peor no lo considero. Si el nodo no esta ni en abiertos ni en cerrados, lo meto en abiertos en la posición que le corresponda en función de su coste para tener la lista de abiertos ordenada.</text:p>
      <text:p text:style-name="P5"><text:soft-page-break/>Mención especial hay que hacer para el nodo hijo “avance” ya que el considerarlo o no dependerá de si la casilla del mapa que hay delante es transitable o no.</text:p>
      <text:p text:style-name="P5"/>
      <text:p text:style-name="P6">Hay que aclarar también que el nodo más prometedor es aquel cuyo coste es menor, dicho coste se calcula con la suma del coste del nodo padre, el coste del movimiento que implica llegar a él (1 si es avanzar, 2 si es girar) y el valor de heurística del nodo. Dicho valor se calcula con la heurística manhattan que consiste en la suma de los valores absolutos de las diferencias de las filas y columnas de la posición actual y la de destino.</text:p>
      <text:p text:style-name="P5"/>
      <text:p text:style-name="P6">De esta forma he implementado el algoritmo de búsqueda A* en ‘pathFinding’. Gracias a esto, en la función ‘think’ lo único que hago es inicializarme (es decir, obtener la fila <text:s/>y columna en la que estoy) y comprobar si tengo plan (mediante una variable booleana). Si no tengo plan construyo uno llamando a la función ‘pathFinding’. Si tengo plan voy sacando de él las acciones una a una y las voy ejecutando.</text:p>
      <text:p text:style-name="P6"/>
      <text:p text:style-name="P6"/>
      <text:p text:style-name="P6">Para el nivel 2 he tenido que modificar la función ‘think’. Para llevar a cabo esta modificación que permite tener en cuenta a los aldeanos hay dos opciones: la primera es comprobar a la hora de ejecutar la siguiente acción del plan si puedo ejecutarla, es decir, si la acción es avanzar y tengo a un aldeano delante no puedo hacerlo ya que colisionaría. Por esta razón devolvemos una acción cuyo resultado es no movernos y esperar hasta que el aldeano se aparte. La otra opción es replanificar la ruta considerando que no podemos pasar por la posición del aldeano.</text:p>
      <text:p text:style-name="P6"/>
      <text:p text:style-name="P6">Tras muchas pruebas he optado por la primera opción ya que en ciertas situaciones o mapas la replanificación es mucho más costosa que la espera.</text:p>
      <text:p text:style-name="P6"/>
      <text:p text:style-name="P6"/>
      <text:p text:style-name="P6">Para el nivel 3 he tenido que modificar de nuevo las funciones ‘pathFinding’ y ‘think’. El cambio que he realizado en la función ‘pathFinding’ consiste en el poder planificar rutas que pasen por casillas no conocidas (cuyo valor es ‘?’).</text:p>
      <text:p text:style-name="P6"/>
      <text:p text:style-name="P7">Por otro lado en la función think he tenido que crear otras rutas de trabajo en función de valores booleanos que identifican el estado del juego en cada momento. </text:p>
      <text:p text:style-name="P7"/>
      <text:p text:style-name="P8">Así, mientras no conozca mi posición (no he llegado a una casilla PK) realizaré una estrategia de trabajo que ahora más adelante detallaré, y cuando conozca mi posición realizaremos la estrategia de trabajo que hemos estado siguiendo en los niveles anteriores con la única diferencia de que si en algún momento llegamos a una situación en la que el plan nos dice que tenemos que avanzar por un camino no transitable entonces volveremos a replanificar teniendo de nuevo en cuenta el mapa que en cada movimiento vamos rellenando gracias a los sensores, ya que como hemos dicho antes, el mapa no lo tenemos disponible en este nivel y tenemos que construirlo en función de como vamos avanzando.</text:p>
      <text:p text:style-name="P7"/>
      <text:p text:style-name="P7"><text:span text:style-name="T2">De nuevo, el nivel 3 ofrece dos variantes principales de desarrollo de esta parte. Una opción es buscar de manera casi aleatoria la casilla PK, avanzando mientras podamos y girando si encontramos un obstáculo hasta que seamos capaces de localizarnos y cambiemos de estrategia o modo de trabajo al que hemos seguido hasta ahora.</text:span></text:p>
      <text:p text:style-name="P8"><text:soft-page-break/>La otra alternativa es crear un mapa ficticio de tamaño el doble que el del mapa real y situarnos en mitad del mapa ficticio. Ahí movernos hasta que mediante los sensores encontremos un PK, en dicho instante, crearemos un <text:span text:style-name="T3">camino con ‘pathFinding’ para que nos lleve desde la posición actual hasta dicha casilla. Una vez estemos en dicha casilla, al igual que en la otra variante cambiamos de estrategia de trabajo y planificamos rutas a los objetivos y replanificamos si no podemos avanzar.</text:span></text:p>
      <text:p text:style-name="P8"/>
      <text:p text:style-name="P9">He optado también por la primera opción ya que debido a la manera en la que yo tenía realizada la función ‘pathFinding’ de los niveles anteriores y a falta de tiempo me era muy difícil poder implementar la segunda opción.</text:p>
      <text:p text:style-name="P9"/>
      <text:p text:style-name="P9"/>
      <text:p text:style-name="P9">Hay que mencionar que para poder ir rellenando el mapa conforme lo vamos descubriendo con los sensores he realizado una función ‘actualiza_mapa’ que recibe los sensores como parámetro y realiza esta función.</text:p>
      <text:p text:style-name="P9"/>
      <text:p text:style-name="P9"/>
      <text:p text:style-name="P12">Consideraciones sobre el método de evaluación</text:p>
      <text:p text:style-name="P12"/>
      <text:p text:style-name="P13">Me gustaría en esta sección mostrar mi descontento con el método de evaluación justificándolo de la mejor manera que puedo.</text:p>
      <text:p text:style-name="P13"/>
      <text:p text:style-name="P13">En primer lugar, veo muy desproporcionada la calificación en base a los niveles. La cantidad de trabajo que supone el nivel 1 es mucho mayor de la que supone el resto de niveles mientras que esta diferencia no esta representada con proporcionalidad en la calificación que obtienes. De igual forma creo que la realización del nivel 3 requiere mucho tiempo y esfuerzo para que sólo puedas optar a una puntuación de 6.</text:p>
      <text:p text:style-name="P13"/>
      <text:p text:style-name="P10"><text:span text:style-name="T5">En segundo lugar, estoy en desacuerdo con el método de evaluación para poder optar al 10, la máxima puntuación alcanzable. </text:span><text:span text:style-name="T4">La evaluación debe basarse en la comprobación de la adquisición de las competencias que corresponden a cada práctica, no en averiguar qué estudiante puede superar al resto de sus compañeros. Esta forma de evaluar rompe además las dinámicas de grupo de colaboración y compañerismo (algo en lo que también influye la insistencia constante sobre el carácter individual de las prácticas y el plagio).</text:span></text:p>
      <text:p text:style-name="P9"/>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 svg:font-family="Tahoma, sans-serif, Arial, Helvetica"/>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9T12:17:22.003000000</meta:creation-date>
    <dc:date>2018-04-29T14:32:26.199000000</dc:date>
    <meta:editing-duration>PT6M1S</meta:editing-duration>
    <meta:editing-cycles>1</meta:editing-cycles>
    <meta:document-statistic meta:table-count="0" meta:image-count="0" meta:object-count="0" meta:page-count="3" meta:paragraph-count="27" meta:word-count="1388" meta:character-count="7911" meta:non-whitespace-character-count="6546"/>
    <meta:generator>LibreOffice/5.4.2.2$Windows_X86_64 LibreOffice_project/22b09f6418e8c2d508a9eaf86b2399209b0990f4</meta:generator>
  </office:meta>
</office:document-meta>
</file>